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>
            <draw:frame table:end-cell-address="Sheet1.H32" table:end-x="0.3701in" table:end-y="0.1276in" draw:z-index="0" draw:style-name="gr1" svg:width="3.5441in" svg:height="5.6177in" svg:x="0.3823in" svg:y="0in">
              <draw:object draw:notify-on-update-of-ranges="Sheet1.A1:Sheet1.A362 Sheet1.B1:Sheet1.B3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/>
          <table:table-cell>
            <draw:frame table:end-cell-address="Sheet1.T34" table:end-x="0.4012in" table:end-y="0.1358in" draw:z-index="1" draw:style-name="gr1" svg:width="10.7748in" svg:height="5.5634in" svg:x="0.2945in" svg:y="0.063in">
              <draw:object draw:notify-on-update-of-ranges="Sheet1.A1:Sheet1.A362 Sheet1.B1:Sheet1.B36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7">
            <text:p>6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4">
            <text:p>15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7/17/2012</text:date>, <text:time>11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7T11:19:21</dc:date>
    <dc:creator>Guillaume Matheron</dc:creator>
    <meta:generator>OpenOffice.org/3.2$Linux OpenOffice.org_project/320m12$Build-9483</meta:generator>
    <meta:document-statistic meta:table-count="1" meta:cell-count="10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3cm" svg:height="14.27cm" xlink:href=".." chart:class="chart:scatter" chart:style-name="ch1">
        <chart:legend chart:legend-position="end" svg:x="6.929cm" svg:y="6.853cm" chart:style-name="ch2"/>
        <chart:plot-area chart:style-name="ch3" table:cell-range-address="Sheet1.A1:Sheet1.B362" svg:x="0.18cm" svg:y="0.285cm" svg:width="6.57cm" svg:height="13.4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62" chart:class="chart:scatter">
            <chart:domain table:cell-range-address="Sheet1.A1:Sheet1.A362"/>
            <chart:data-point chart:repeated="3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 text:id="Sheet1.A1:Sheet1.A362">22</text:p>
              </table:table-cell>
              <table:table-cell office:value-type="float" office:value="10">
                <text:p text:id="Sheet1.B1:Sheet1.B36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">
                <text:p>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">
                <text:p>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">
                <text:p>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69cm" svg:height="14.132cm" xlink:href=".." chart:class="chart:line" chart:style-name="ch1">
        <chart:legend chart:legend-position="end" svg:x="24.928cm" svg:y="6.597cm" chart:style-name="ch2"/>
        <chart:plot-area chart:style-name="ch3" table:cell-range-address="Sheet1.A1:Sheet1.B362" svg:x="0.547cm" svg:y="0.282cm" svg:width="23.835cm" svg:height="13.28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62" chart:class="chart:line">
            <chart:data-point chart:repeated="362"/>
          </chart:series>
          <chart:series chart:style-name="ch7" chart:values-cell-range-address="Sheet1.B1:Sheet1.B362" chart:class="chart:line">
            <chart:data-point chart:repeated="3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 text:id="Sheet1.A1:Sheet1.A362">22</text:p>
              </table:table-cell>
              <table:table-cell office:value-type="float" office:value="10">
                <text:p text:id="Sheet1.B1:Sheet1.B36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">
                <text:p>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">
                <text:p>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7">
                <text:p>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4">
                <text:p>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">
                <text:p>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">
                <text:p>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">
                <text:p>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">
                <text:p>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">
                <text:p>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">
                <text:p>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">
                <text:p>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